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3f5a2" officeooo:paragraph-rsid="0013f5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3f5a2" officeooo:paragraph-rsid="0013f5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4c711" officeooo:paragraph-rsid="0014c71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994c4" officeooo:paragraph-rsid="001994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9c47d" officeooo:paragraph-rsid="0019c47d" style:font-size-asian="10.5pt" style:font-weight-asian="normal" style:font-size-complex="12pt" style:font-weight-complex="normal"/>
    </style:style>
    <style:style style:name="T1" style:family="text">
      <style:text-properties officeooo:rsid="00172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</text:p>
      <text:p text:style-name="P1"/>
      <text:p text:style-name="P2"><text:a xlink:type="simple" xlink:href="https://realpython.com/pandas-plot-python/" text:style-name="Internet_20_link" text:visited-style-name="Visited_20_Internet_20_Link">Jupiter and pandas installation</text:a> <text:span text:style-name="T1">(comprende pure link a basi della </text:span><text:a xlink:type="simple" xlink:href="https://realpython.com/python-statistics/" text:style-name="Internet_20_link" text:visited-style-name="Visited_20_Internet_20_Link"><text:span text:style-name="T1">statistica di .py</text:span></text:a><text:span text:style-name="T1">)</text:span></text:p>
      <text:p text:style-name="P2"/>
      <text:p text:style-name="P3"><text:a xlink:type="simple" xlink:href="https://pandas.pydata.org/about/" text:style-name="Internet_20_link" text:visited-style-name="Visited_20_Internet_20_Link">Pandas about</text:a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/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>Python 3 installation</text:a></text:p>
      <text:p text:style-name="P3"/>
      <text:p text:style-name="P4"><text:a xlink:type="simple" xlink:href="https://www.kaggle.com/datasets" text:style-name="Internet_20_link" text:visited-style-name="Visited_20_Internet_20_Link">Datasheets</text:a></text:p>
      <text:p text:style-name="P4"/>
      <text:p text:style-name="P5"><text:a xlink:type="simple" xlink:href="https://www.linuxtechi.com/install-ubuntu-server-22-04-step-by-step/" text:style-name="Internet_20_link" text:visited-style-name="Visited_20_Internet_20_Link">Server installation Ubuntu step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4:43:32.937053786</meta:creation-date>
    <dc:date>2023-07-24T11:28:56.030845760</dc:date>
    <meta:editing-duration>PT35M5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4" meta:character-count="164" meta:non-whitespace-character-count="146"/>
  </office:meta>
</office:document-meta>
</file>